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 3" style:font-charset="x-symbol" svg:font-family="Wingdings 3" style:font-family-generic="roman" style:font-pitch="variable" svg:panose-1="5 4 1 2 1 8 7 7 7 7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TableColumn3" style:family="table-column">
      <style:table-column-properties style:column-width="3.1465in"/>
    </style:style>
    <style:style style:name="TableColumn4" style:family="table-column">
      <style:table-column-properties style:column-width="3.1465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4" style:parent-style-name="Normal" style:family="paragraph">
      <style:paragraph-properties fo:text-align="justify" fo:margin-bottom="0in" fo:line-height="100%"/>
    </style:style>
    <style:style style:name="T15" style:parent-style-name="Policepardéfaut" style:family="text">
      <style:text-properties style:font-name="Calibri Light" style:font-name-complex="Calibri Light"/>
    </style:style>
    <style:style style:name="T16" style:parent-style-name="Appelnotedebasdep." style:family="text">
      <style:text-properties style:font-name="Calibri Light" style:font-name-complex="Calibri Light"/>
    </style:style>
    <style:style style:name="T17" style:parent-style-name="Policepardéfaut" style:family="text">
      <style:text-properties style:font-name="Wingdings 3" style:font-name-asian="Wingdings 3" style:font-name-complex="Wingdings 3"/>
    </style:style>
    <style:style style:name="P18" style:parent-style-name="Normal" style:family="paragraph">
      <style:paragraph-properties fo:text-align="justify"/>
      <style:text-properties style:font-name="Calibri Light" style:font-name-complex="Calibri Light"/>
    </style:style>
    <style:style style:name="TableColumn20" style:family="table-column">
      <style:table-column-properties style:column-width="6.293in"/>
    </style:style>
    <style:style style:name="Table19" style:family="table">
      <style:table-properties style:width="6.29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dashed #FF66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4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6" style:parent-style-name="Normal" style:family="paragraph">
      <style:paragraph-properties fo:text-align="justify"/>
      <style:text-properties style:font-name="Calibri Light" style:font-name-complex="Calibri Light"/>
    </style:style>
    <style:style style:name="P2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9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4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6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39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4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4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4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4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44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45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46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47" style:parent-style-name="Normal" style:family="paragraph">
      <style:paragraph-properties fo:text-align="justify" fo:margin-bottom="0in" fo:line-height="100%"/>
    </style:style>
    <style:style style:name="T48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49" style:parent-style-name="Policepardéfaut" style:family="text">
      <style:text-properties style:font-name="Calibri Light" style:font-name-complex="Calibri Light" fo:color="#FF6600"/>
    </style:style>
    <style:style style:name="T50" style:parent-style-name="Policepardéfaut" style:family="text">
      <style:text-properties style:font-name="Calibri Light" style:font-name-complex="Calibri Light"/>
    </style:style>
    <style:style style:name="T51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5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5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54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55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56" style:parent-style-name="Normal" style:family="paragraph">
      <style:paragraph-properties fo:text-align="justify" fo:margin-bottom="0in" fo:line-height="100%"/>
    </style:style>
    <style:style style:name="T57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58" style:parent-style-name="Policepardéfaut" style:family="text">
      <style:text-properties style:font-name="Calibri Light" style:font-name-complex="Calibri Light" fo:color="#FF6600"/>
    </style:style>
    <style:style style:name="T59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6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6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62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63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64" style:parent-style-name="Normal" style:family="paragraph">
      <style:paragraph-properties fo:text-align="justify" fo:margin-bottom="0in" fo:line-height="100%"/>
    </style:style>
    <style:style style:name="T65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66" style:parent-style-name="Policepardéfaut" style:family="text">
      <style:text-properties style:font-name="Calibri Light" style:font-name-complex="Calibri Light" fo:color="#FF6600"/>
    </style:style>
    <style:style style:name="T67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68" style:parent-style-name="Normal" style:family="paragraph">
      <style:paragraph-properties fo:text-align="justify" fo:margin-bottom="0in" fo:line-height="100%"/>
    </style:style>
    <style:style style:name="T69" style:parent-style-name="Policepardéfaut" style:family="text">
      <style:text-properties style:font-name="Calibri Light" style:font-name-complex="Calibri Light"/>
    </style:style>
    <style:style style:name="T70" style:parent-style-name="Appelnotedebasdep." style:family="text">
      <style:text-properties style:font-name="Calibri Light" style:font-name-complex="Calibri Light"/>
    </style:style>
    <style:style style:name="T71" style:parent-style-name="Policepardéfaut" style:family="text">
      <style:text-properties style:font-name="Calibri Light" style:font-name-complex="Calibri Light"/>
    </style:style>
    <style:style style:name="P7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7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74" style:parent-style-name="Normal" style:family="paragraph">
      <style:paragraph-properties fo:text-align="justify" fo:margin-bottom="0in" fo:line-height="100%"/>
    </style:style>
    <style:style style:name="T75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76" style:parent-style-name="Policepardéfaut" style:family="text">
      <style:text-properties style:font-name="Calibri Light" style:font-name-complex="Calibri Light" fo:color="#FF6600"/>
    </style:style>
    <style:style style:name="T77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7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79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4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86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87" style:parent-style-name="Normal" style:family="paragraph">
      <style:paragraph-properties fo:text-align="justify" fo:margin-bottom="0in" fo:line-height="100%"/>
    </style:style>
    <style:style style:name="T88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89" style:parent-style-name="Policepardéfaut" style:family="text">
      <style:text-properties style:font-name="Calibri Light" style:font-name-complex="Calibri Light" fo:color="#FF6600"/>
    </style:style>
    <style:style style:name="T90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9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4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6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99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0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0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02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03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04" style:parent-style-name="Normal" style:family="paragraph">
      <style:paragraph-properties fo:text-align="justify" fo:margin-bottom="0in" fo:line-height="100%"/>
    </style:style>
    <style:style style:name="T105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106" style:parent-style-name="Policepardéfaut" style:family="text">
      <style:text-properties style:font-name="Calibri Light" style:font-name-complex="Calibri Light" fo:color="#FF6600"/>
    </style:style>
    <style:style style:name="T107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0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09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1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1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1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1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14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15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16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17" style:parent-style-name="Normal" style:family="paragraph">
      <style:paragraph-properties fo:text-align="justify" fo:margin-bottom="0in" fo:line-height="100%"/>
    </style:style>
    <style:style style:name="T118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119" style:parent-style-name="Policepardéfaut" style:family="text">
      <style:text-properties style:font-name="Calibri Light" style:font-name-complex="Calibri Light" fo:color="#FF6600"/>
    </style:style>
    <style:style style:name="T120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2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2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2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24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25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26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27" style:parent-style-name="Normal" style:family="paragraph">
      <style:paragraph-properties fo:text-align="justify" fo:margin-bottom="0in" fo:line-height="100%"/>
    </style:style>
    <style:style style:name="T128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129" style:parent-style-name="Policepardéfaut" style:family="text">
      <style:text-properties style:font-name="Calibri Light" style:font-name-complex="Calibri Light" fo:color="#FF6600"/>
    </style:style>
    <style:style style:name="T130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3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3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3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34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35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36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37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38" style:parent-style-name="Normal" style:family="paragraph">
      <style:paragraph-properties fo:text-align="justify" fo:margin-bottom="0in" fo:line-height="100%"/>
    </style:style>
    <style:style style:name="T139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140" style:parent-style-name="Policepardéfaut" style:family="text">
      <style:text-properties style:font-name="Calibri Light" style:font-name-complex="Calibri Light" fo:color="#FF6600"/>
    </style:style>
    <style:style style:name="T141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42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43" style:parent-style-name="Normal" style:family="paragraph">
      <style:paragraph-properties fo:text-align="justify" fo:margin-bottom="0in" fo:line-height="100%"/>
    </style:style>
    <style:style style:name="T144" style:parent-style-name="Policepardéfaut" style:family="text">
      <style:text-properties style:font-name="Calibri Light" style:font-name-complex="Calibri Light" fo:font-style="italic" style:font-style-asian="italic" style:font-style-complex="italic" fo:color="#FF6600" style:text-underline-type="single" style:text-underline-style="solid" style:text-underline-width="auto" style:text-underline-mode="continuous"/>
    </style:style>
    <style:style style:name="T145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46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47" style:parent-style-name="Normal" style:family="paragraph">
      <style:paragraph-properties fo:text-align="justify" fo:margin-bottom="0in" fo:line-height="100%"/>
    </style:style>
    <style:style style:name="T148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T149" style:parent-style-name="Policepardéfaut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T150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T151" style:parent-style-name="Policepardéfaut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P152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53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54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5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56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5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5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59" style:parent-style-name="Normal" style:family="paragraph">
      <style:paragraph-properties fo:text-align="justify" fo:margin-bottom="0in" fo:line-height="100%"/>
    </style:style>
    <style:style style:name="T160" style:parent-style-name="Policepardéfaut" style:family="text">
      <style:text-properties style:font-name="Calibri Light" style:font-name-complex="Calibri Light"/>
    </style:style>
    <style:style style:name="T161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T162" style:parent-style-name="Policepardéfaut" style:family="text">
      <style:text-properties style:font-name="Calibri Light" style:font-name-complex="Calibri Light"/>
    </style:style>
    <style:style style:name="P16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64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6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66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6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6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69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70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71" style:parent-style-name="Normal" style:family="paragraph">
      <style:paragraph-properties fo:text-align="justify" fo:margin-bottom="0in" fo:line-height="100%"/>
    </style:style>
    <style:style style:name="T172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173" style:parent-style-name="Policepardéfaut" style:family="text">
      <style:text-properties style:font-name="Calibri Light" style:font-name-complex="Calibri Light" fo:color="#FF6600"/>
    </style:style>
    <style:style style:name="T174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7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76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7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7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79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80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181" style:parent-style-name="Normal" style:family="paragraph">
      <style:paragraph-properties fo:text-align="justify" fo:margin-bottom="0in" fo:line-height="100%"/>
    </style:style>
    <style:style style:name="T182" style:parent-style-name="Policepardéfaut" style:family="text">
      <style:text-properties style:font-name="Calibri Light" style:font-name-complex="Calibri Light" fo:font-style="italic" style:font-style-asian="italic" style:font-style-complex="italic" fo:color="#FF6600" style:text-underline-type="single" style:text-underline-style="solid" style:text-underline-width="auto" style:text-underline-mode="continuous"/>
    </style:style>
    <style:style style:name="T183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184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85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86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87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88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89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90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91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/>
    </style:style>
    <style:style style:name="P192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93" style:parent-style-name="Normal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6600"/>
    </style:style>
    <style:style style:name="P194" style:parent-style-name="Normal" style:family="paragraph">
      <style:paragraph-properties fo:text-align="justify" fo:margin-bottom="0in" fo:line-height="100%"/>
    </style:style>
    <style:style style:name="T195" style:parent-style-name="Policepardéfaut" style:family="text">
      <style:text-properties style:font-name="Calibri Light" style:font-name-complex="Calibri Light" fo:font-weight="bold" style:font-weight-asian="bold" style:font-weight-complex="bold" fo:color="#FF6600"/>
    </style:style>
    <style:style style:name="T196" style:parent-style-name="Policepardéfaut" style:family="text">
      <style:text-properties style:font-name="Calibri Light" style:font-name-complex="Calibri Light" fo:color="#FF6600"/>
    </style:style>
    <style:style style:name="T197" style:parent-style-name="Policepardéfaut" style:family="text">
      <style:text-properties style:font-name="Calibri Light" style:font-name-complex="Calibri Light"/>
    </style:style>
    <style:style style:name="T198" style:parent-style-name="Policepardéfaut" style:family="text">
      <style:text-properties style:font-name="Calibri Light" style:font-name-complex="Calibri Ligh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 du Syndic de la copropriété</text:p>
            <text:p text:style-name="P8"/>
          </table:table-cell>
          <table:table-cell table:style-name="TableCell9">
            <text:p text:style-name="P10">Monsieur, Madame,<text:s/></text:p>
            <text:p text:style-name="P11">Nom(s) et adresse(s) du ou des destinataire(s)</text:p>
            <text:p text:style-name="P12">Adresse de ma copropriété</text:p>
            <text:p text:style-name="P13"/>
            <text:p text:style-name="P14"><text:span text:style-name="T15">Le…</text:span><text:span text:style-name="T16"><text:note text:note-class="footnote" text:id="_ftn0"><text:note-citation>1</text:note-citation><text:note-body><text:p text:style-name="Notedebasdepage"><text:s/>date d’envoi de la convocation, un délai minimal de 21 jours doit être respecté entre la réception <text:s/>de la convocation par chaque copropriétaire et la tenue de l’Assemblée Générale)</text:p><text:p text:style-name="Notedebasdepage"><text:span text:style-name="T17"></text:span><text:s text:c="2"/>Voir MEMO 1</text:p></text:note-body></text:note></text:span></text:p>
          </table:table-cell>
        </table:table-row>
      </table:table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/>
            <text:p text:style-name="P24">AVIS DE CONVOCATION A L’ASSEMBLEE GENERALE DU SYNDICAT DES COPROPRIETAIRES</text:p>
            <text:p text:style-name="P25"/>
          </table:table-cell>
        </table:table-row>
      </table:table>
      <text:p text:style-name="P26"/>
      <text:p text:style-name="P27">De l’Assemblée Générale de la résidence ………………….………………………………..</text:p>
      <text:p text:style-name="P28"/>
      <text:p text:style-name="P29">J’ai l’honneur de vous convoquer à l’Assemblée Générale des copropriétaires qui se tiendra :</text:p>
      <text:p text:style-name="P30"/>
      <text:p text:style-name="P31">Le ………………… (jour) ………………… (mois) ………………… (année) à …………heures …………</text:p>
      <text:p text:style-name="P32">A ……………………………………………………………….(lieu de la réunion)</text:p>
      <text:p text:style-name="P33"/>
      <text:p text:style-name="P34"/>
      <text:p text:style-name="P35">Nous attirons votre attention sur l’importance de votre présence à l’Assemblée Générale, en effet,</text:p>
      <text:p text:style-name="P36">compte tenu des textes applicables en matière de vote des résolutions, l’absentéisme peut entrainer</text:p>
      <text:p text:style-name="P37">d’une part un blocage quant aux décisions à prendre et ce, par défaut de quorum d’autre part, des</text:p>
      <text:p text:style-name="P38">frais supplémentaires pour convoquer à nouveau une assemblée.</text:p>
      <text:p text:style-name="P39"/>
      <text:p text:style-name="P40">Si vous ne pouvez être présent, nous vous rappelons que vous avez la possibilité de compléter le</text:p>
      <text:p text:style-name="P41">pouvoir joint à la présente convocation et de remettre à la personne chargée de vous représenter, ou</text:p>
      <text:p text:style-name="P42">de nous l’adresser au plus tard la veille de l’assemblée générale.</text:p>
      <text:p text:style-name="P43"/>
      <text:p text:style-name="P44"/>
      <text:p text:style-name="P45">Ordre du jour :</text:p>
      <text:p text:style-name="P46"/>
      <text:p text:style-name="P47"><text:span text:style-name="T48">1. ELECTION DU PRESIDENT DE SEANCE</text:span><text:span text:style-name="T49"><text:s/></text:span><text:span text:style-name="T50">(</text:span><text:span text:style-name="T51">Majorité simple (art 24))</text:span></text:p>
      <text:p text:style-name="P52">L’assemblée générale désigne son (sa) président(e) en la personne de ……………………………………………</text:p>
      <text:p text:style-name="P53">(nom et prénom du copropriétaire)</text:p>
      <text:p text:style-name="P54"/>
      <text:p text:style-name="P55"/>
      <text:p text:style-name="P56"><text:span text:style-name="T57">2. ELECTION DU SECRETAIRE DE SEANCE</text:span><text:span text:style-name="T58"><text:s/></text:span><text:span text:style-name="T59">(Majorité simple (art 24))</text:span></text:p>
      <text:p text:style-name="P60">L’assemblée générale désigne son (sa) secrétaire en la personne de ………………………………………………..</text:p>
      <text:p text:style-name="P61">(nom et prénom du copropriétaire)</text:p>
      <text:p text:style-name="P62"/>
      <text:p text:style-name="P63"/>
      <text:p text:style-name="P64"><text:span text:style-name="T65">3. APPROBATION DES COMPTES</text:span><text:span text:style-name="T66"><text:s/></text:span><text:span text:style-name="T67">(Majorité simple (art 24))</text:span></text:p>
      <text:p text:style-name="P68"><text:span text:style-name="T69">L’assemblée générale, après avoir pris connaissance des documents notifiés à chaque copropriétaire</text:span><text:span text:style-name="T70"><text:note text:note-class="footnote" text:id="_ftn1"><text:note-citation>2</text:note-citation><text:note-body><text:p text:style-name="Notedebasdepage"><text:s/>Etat financier</text:p></text:note-body></text:note></text:span><text:span text:style-name="T71">,</text:span></text:p>
      <text:p text:style-name="P72">approuve les comptes arrêtés au ………………………. (date de clôture de l’exercice comptable)</text:p>
      <text:p text:style-name="P73"/>
      <text:soft-page-break/>
      <text:p text:style-name="P74"><text:span text:style-name="T75">4. APPROBATION DU BUDGET PREVISIONNEL</text:span><text:span text:style-name="T76"><text:s/></text:span><text:span text:style-name="T77">(Majorité simple (art 24))</text:span></text:p>
      <text:p text:style-name="P78"/>
      <text:p text:style-name="P79">L’assemblée générale, approuve le budget prévisionnel joint à la convocation. Le budget détaillé par</text:p>
      <text:p text:style-name="P80">postes de dépenses a été élaboré par le conseil syndical et/ou le syndic pour l’exercice du ………………….</text:p>
      <text:p text:style-name="P81">(date de début d’exercice comptable) au …………………………. (date de fin d’exercice comptable) arrêté à la somme de ………………………………… € (montant total du budget prévisionnel )</text:p>
      <text:p text:style-name="P82"/>
      <text:p text:style-name="P83">Mandat est donné au syndic pour appeler les provisions mensuelles/trimestrielles/semestrielles/annuelles (rayer les mentions inutiles) exigibles au premier jour</text:p>
      <text:p text:style-name="P84">du mois/trimestre/semestre/année, (rayer les mentions inutiles) calculées sur la base du douzième/quart/moitié/totalité du budget prévisionnel. (rayer les mentions inutiles)</text:p>
      <text:p text:style-name="P85"/>
      <text:p text:style-name="P86"/>
      <text:p text:style-name="P87"><text:span text:style-name="T88">5. ELECTION DU SYNDIC</text:span><text:span text:style-name="T89"><text:s/></text:span><text:span text:style-name="T90">(Majorité absolue (art 25))</text:span></text:p>
      <text:p text:style-name="P91"/>
      <text:p text:style-name="P92">L’assemblée générale désigne en qualité de syndic ……………………………………………………. (nom du</text:p>
      <text:p text:style-name="P93">copropriétaire)</text:p>
      <text:p text:style-name="P94">Le syndic est nommé pour une durée de ……. Ans(s) selon le contrat de syndic joint à la présente</text:p>
      <text:p text:style-name="P95">convocation qui débutera le ……………………………………. (date de début du mandat) pour se terminer le</text:p>
      <text:p text:style-name="P96">………………………………. (date de fin de mandat)</text:p>
      <text:p text:style-name="P97"/>
      <text:p text:style-name="P98">La mission, les honoraires et les modalités de gestion du syndic sont définis dans le contrat de syndic</text:p>
      <text:p text:style-name="P99">joint à la convocation de la présente assemblée qui l’accepte en l’état.</text:p>
      <text:p text:style-name="P100">L’assemblée générale désigne le président de séance pour signer au nom du syndicat le contrat de</text:p>
      <text:p text:style-name="P101">syndic adopté au cours de la présente assemblée.</text:p>
      <text:p text:style-name="P102"/>
      <text:p text:style-name="P103"/>
      <text:p text:style-name="P104"><text:span text:style-name="T105">6. ELECTION DU CONSEIL SYNDICAL</text:span><text:span text:style-name="T106"><text:s/></text:span><text:span text:style-name="T107">(Majorité absolue (art 25))</text:span></text:p>
      <text:p text:style-name="P108"/>
      <text:p text:style-name="P109">L’assemblée Générale élit en qualité de membres du conseil syndical pour une durée de ……. an(s) les</text:p>
      <text:p text:style-name="P110">copropriétaires :</text:p>
      <text:p text:style-name="P111">……………………………………………………………….</text:p>
      <text:p text:style-name="P112">……………………………………………………………….</text:p>
      <text:p text:style-name="P113">……………………………………………………………….</text:p>
      <text:p text:style-name="P114">……………………………………………………………….</text:p>
      <text:p text:style-name="P115"/>
      <text:p text:style-name="P116"/>
      <text:p text:style-name="P117"><text:span text:style-name="T118">7. SEUIL DE CONSULTATION DU CONSEIL SYNDICAL</text:span><text:span text:style-name="T119"><text:s/></text:span><text:span text:style-name="T120">(Majorité simple (art 25))</text:span></text:p>
      <text:p text:style-name="P121"/>
      <text:p text:style-name="P122">L’assemblée générale des copropriétaires arrête à la somme de ……………………….. € le montant des</text:p>
      <text:p text:style-name="P123">marchés et contrats à partir duquel la consultation du conseil syndical est rendue obligatoire, sauf dans</text:p>
      <text:p text:style-name="P124">le cadre des mesures d’urgence.</text:p>
      <text:p text:style-name="P125"/>
      <text:p text:style-name="P126"/>
      <text:p text:style-name="P127"><text:span text:style-name="T128">8. SEUIL DE MISE EN CONCURRENCE</text:span><text:span text:style-name="T129"><text:s/></text:span><text:span text:style-name="T130">(Majorité simple (art 25))</text:span></text:p>
      <text:p text:style-name="P131"/>
      <text:p text:style-name="P132">L’assemblée générale des copropriétaires arrête à la somme de ……………………….. € le montant des</text:p>
      <text:p text:style-name="P133">marchés et contrats à partir duquel une mise en concurrence est rendue obligatoire.</text:p>
      <text:p text:style-name="P134"/>
      <text:p text:style-name="P135"/>
      <text:p text:style-name="P136"/>
      <text:p text:style-name="P137"/>
      <text:soft-page-break/>
      <text:p text:style-name="P138"><text:span text:style-name="T139">9. MONTANT DU FONDS DE TRAVAUX</text:span><text:span text:style-name="T140"><text:s/></text:span><text:span text:style-name="T141">(Majorité absolue (art 25))</text:span></text:p>
      <text:p text:style-name="P142"/>
      <text:p text:style-name="P143"><text:span text:style-name="T144">Rappel<text:s/></text:span><text:span text:style-name="T145">: Un fonds de travaux doit être constitué dans les copropriétés à destination partielle ou totale</text:span></text:p>
      <text:p text:style-name="P146">d’habitation (à l’issue d’une période de 5 ans suivant leur achèvement) pour financer les travaux prescrits par les lois et règlements ainsi que les travaux décidés en Assemblée Générale.</text:p>
      <text:p text:style-name="P147"><text:span text:style-name="T148">Ce fonds est alimenté par une<text:s/></text:span><text:span text:style-name="T149">cotisation annuelle</text:span><text:span text:style-name="T150"><text:s/>obligatoire versée par les copropriétaires qui ne peut être inférieure à<text:s/></text:span><text:span text:style-name="T151">5 % du budget prévisionnel.</text:span></text:p>
      <text:p text:style-name="P152">Le syndic est chargé d’ouvrir un compte séparé au nom du syndicat sur lequel seront déposées ces cotisations.</text:p>
      <text:p text:style-name="P153">Les sommes versées resteront attachées aux lots et définitivement acquises au syndicat des copropriétaires même en cas de cession d’un lot.</text:p>
      <text:p text:style-name="P154">Si le diagnostic technique global réalisé ne fait pas apparaitre de besoin de travaux dans les 10 années à venir, le syndicat est dispensé de constituer un fonds de travaux pendant la durée de validité » du diagnostic.</text:p>
      <text:p text:style-name="P155"/>
      <text:p text:style-name="P156">Conformément aux éléments d’explications ci-dessus, l’assemblée générale décide de fixer le</text:p>
      <text:p text:style-name="P157">pourcentage du budget prévisionnel appelé en fonds de travaux à ……………….. % (minimum 5 %) pour</text:p>
      <text:p text:style-name="P158">faire face aux travaux votés en assemblée générale.</text:p>
      <text:p text:style-name="P159"><text:span text:style-name="T160">Cette somme sera appelée en même temps que les appels de provisions mensuels/trimestriels/semestriels/annuels (</text:span><text:span text:style-name="T161">rayer les mentions inutiles</text:span><text:span text:style-name="T162">) le premier appel au lieu le</text:span></text:p>
      <text:p text:style-name="P163">……………………. (date)</text:p>
      <text:p text:style-name="P164"/>
      <text:p text:style-name="P165">Les fonds appelés seront déposés sur un compte spécialement affecté à cet usage, ouvert au nom du</text:p>
      <text:p text:style-name="P166">syndicat et dont les intérêts reviendront à la copropriété. En cas de mutation ou de vente d’un lot de</text:p>
      <text:p text:style-name="P167">copropriété, la provision restera acquise au syndicat et sera transféré à l’acquéreur, le copropriétaire</text:p>
      <text:p text:style-name="P168">vendeur devra informer le nouveau copropriétaire de la décision et de ses conséquences.</text:p>
      <text:p text:style-name="P169"/>
      <text:p text:style-name="P170"/>
      <text:p text:style-name="P171"><text:span text:style-name="T172">10. NON CONSTITUTION DU FONDS DE TRAVAUX</text:span><text:span text:style-name="T173"><text:s/></text:span><text:span text:style-name="T174">(Unanimité de l’assemblée générale)</text:span></text:p>
      <text:p text:style-name="P175"/>
      <text:p text:style-name="P176">Lorsque l'immeuble comporte moins de dix lots, le syndicat peut décider de ne pas constituer de</text:p>
      <text:p text:style-name="P177">fonds de travaux par une décision unanime de l'assemblée générale.</text:p>
      <text:p text:style-name="P178">L’assemblée générale décide, à l’unanimité de l’assemblée générale de ne pas constituer de fonds de</text:p>
      <text:p text:style-name="P179">travaux.</text:p>
      <text:p text:style-name="P180"/>
      <text:p text:style-name="P181"><text:span text:style-name="T182">NB</text:span><text:span text:style-name="T183"><text:s/>: à compter du 1er janvier 2023 (1er janvier 2025 pour les copropriétés de moins de 51 lots), les</text:span></text:p>
      <text:p text:style-name="P184">dispositions seront modifiées, et le fonds de travaux applicable à tous les immeubles à usage total ou</text:p>
      <text:p text:style-name="P185">partiel d’habitation de plus de 10 ans. De plus, la cotisation obligatoire demeurera à un montant</text:p>
      <text:p text:style-name="P186">minimum de 5% du budget prévisionnel et, le cas échéant, de 2,5% du montant des travaux prévus dans</text:p>
      <text:p text:style-name="P187">le PPT adopté.</text:p>
      <text:p text:style-name="P188">Il ne sera possible de décider la suspension de ce fonds (à la majorité de l’article 25) que dans</text:p>
      <text:p text:style-name="P189">l’hypothèse du dépassement du montant du budget prévisionnel et, le cas échéant, de la moitié du</text:p>
      <text:p text:style-name="P190">montant des travaux prévus dans le PPT adopté.</text:p>
      <text:p text:style-name="P191"><text:s/>(Loi n° 2021-1104 du 22 août 2021, article 171)</text:p>
      <text:p text:style-name="P192"/>
      <text:p text:style-name="P193"/>
      <text:p text:style-name="P194"><text:span text:style-name="T195">11. VIE DE L’IMMEUBLE/ QUESTIONS DIVERSES</text:span><text:span text:style-name="T196"><text:s/></text:span><text:span text:style-name="T197">(cette résolution est étudiée sans vote)</text:span><text:span text:style-name="T198"> 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 3" style:font-charset="x-symbol" svg:font-family="Wingdings 3" style:font-family-generic="roman" style:font-pitch="variable" svg:panose-1="5 4 1 2 1 8 7 7 7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tedebasdepage" style:display-name="Note de bas de pag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nny ROUE</meta:initial-creator>
    <dc:creator>Fanny ROUE</dc:creator>
    <meta:creation-date>2022-10-21T08:28:00Z</meta:creation-date>
    <dc:date>2022-10-31T13:02:00Z</dc:date>
    <meta:template xlink:href="Normal.dotm" xlink:type="simple"/>
    <meta:editing-cycles>2</meta:editing-cycles>
    <meta:editing-duration>PT0S</meta:editing-duration>
    <meta:document-statistic meta:page-count="3" meta:paragraph-count="13" meta:word-count="1073" meta:character-count="6967" meta:row-count="49" meta:non-whitespace-character-count="5907"/>
  </office:meta>
</office:document-meta>
</file>